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04d9" officeooo:paragraph-rsid="000704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us Casey</text:p>
      <text:p text:style-name="P1">Spencer Gibb</text:p>
      <text:p text:style-name="P1">Section 1103</text:p>
      <text:p text:style-name="P1">Project 9 Doc</text:p>
      <text:p text:style-name="P1"/>
      <text:p text:style-name="P1"/>
      <text:p text:style-name="P1"/>
      <text:p text:style-name="P1"/>
      <text:p text:style-name="P1">I really struggled with this project-- in fact I worked up till the last minute at 11:50 currently typing the documentation. I got help from Josh and others but ultimately lacked the time to successfully complete the project fully. I got close to finishing the Array and Node Queues, but with Stack I barely got my StackArray working and did not finish my Node, to where it’s not even worth submitting but I included it anyways for partial credit. I’m still submitting the project as hopefully I can receive partial credit on what I did do. I will be working on this project still to finish it for practice for the final exam as well as just knowing how to do it. This documentation is shorter than usual just so I can submit the project on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23:48:47.627515864</meta:creation-date>
    <dc:date>2016-12-14T23:51:23.971591250</dc:date>
    <meta:editing-duration>PT2M38S</meta:editing-duration>
    <meta:editing-cycles>1</meta:editing-cycles>
    <meta:document-statistic meta:table-count="0" meta:image-count="0" meta:object-count="0" meta:page-count="1" meta:paragraph-count="5" meta:word-count="146" meta:character-count="796" meta:non-whitespace-character-count="654"/>
    <meta:generator>LibreOffice/5.1.4.2$Linux_X86_64 LibreOffice_project/10m0$Build-2</meta:generator>
  </office:meta>
</office:document-meta>
</file>